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ortsMarkupRule.applyRule( String name , TagAttribute attribute , MetadataTarget metadata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pportsMarkupMapper.SupportsMarkupMapper( Tag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ortsMarkupMapper.applyMetadata( FaceletContext ctx , Object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